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dd04" officeooo:paragraph-rsid="000ddd04"/>
    </style:style>
    <style:style style:name="P2" style:family="paragraph" style:parent-style-name="Standard">
      <style:text-properties officeooo:rsid="000f8825" officeooo:paragraph-rsid="000f8825"/>
    </style:style>
    <style:style style:name="P3" style:family="paragraph" style:parent-style-name="Standard">
      <style:text-properties officeooo:rsid="001823da" officeooo:paragraph-rsid="001823d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egf</text:p>
      <text:p text:style-name="P1"/>
      <text:p text:style-name="P2">tuujh uyju jt</text:p>
      <text:p text:style-name="P2"/>
      <text:p text:style-name="P2"/>
      <text:p text:style-name="P3">This is fift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17:10.930713281</meta:creation-date>
    <dc:date>2017-09-20T18:19:42.065829311</dc:date>
    <meta:editing-duration>PT25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3" meta:word-count="7" meta:character-count="31" meta:non-whitespace-character-count="27"/>
  </office:meta>
</office:document-meta>
</file>